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draw:auto-grow-height="false" fo:min-height="1.44cm" fo:min-width="1.189cm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svg:stroke-width="0.019cm" draw:fill="solid" draw:fill-color="#c3efa7" draw:textarea-horizontal-align="justify" draw:textarea-vertical-align="middle" draw:auto-grow-height="false" fo:min-height="1.373cm" fo:min-width="3.347cm" fo:padding-top="0.009cm" fo:padding-bottom="0.009cm" fo:padding-left="0.009cm" fo:padding-right="0.009cm"/>
    </style:style>
    <style:style style:name="gr3" style:family="graphic" style:parent-style-name="standard">
      <style:graphic-properties draw:stroke="dash" draw:stroke-dash="Dashed_20__28_var_29__20_4936" svg:stroke-width="0.019cm" svg:stroke-color="#000000" draw:marker-start="" draw:marker-start-width="0.229cm" draw:marker-start-center="false" draw:marker-end="" draw:marker-end-width="0.229cm" draw:marker-end-center="false" draw:fill="solid" draw:fill-color="#ff808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808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4937" svg:stroke-width="0.019cm" svg:stroke-color="#000000" draw:marker-start="" draw:marker-start-width="0.229cm" draw:marker-start-center="false" draw:marker-end="" draw:marker-end-width="0.229cm" draw:marker-end-center="false" draw:fill="solid" draw:fill-color="#ff808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3.23cm" draw:marker-start-center="false" draw:marker-end="" draw:marker-end-width="3.23cm" draw:marker-end-center="false" draw:fill="solid" draw:fill-color="#ff808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4963" svg:stroke-width="0.019cm" svg:stroke-color="#000000" draw:marker-start="" draw:marker-start-width="0.229cm" draw:marker-start-center="false" draw:marker-end="" draw:marker-end-width="0.229cm" draw:marker-end-center="false" draw:fill="solid" draw:fill-color="#ff8080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8" style:family="graphic" style:parent-style-name="standard">
      <style:graphic-properties draw:stroke="solid" draw:stroke-dash="Dashed_20__28_var_29__20_4964" svg:stroke-width="0.019cm" svg:stroke-color="#000000" draw:marker-start="" draw:marker-start-width="0.229cm" draw:marker-start-center="false" draw:marker-end="" draw:marker-end-width="0.229cm" draw:marker-end-center="false" draw:fill="solid" draw:fill-color="#ff808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3efa7"/>
      <style:text-properties fo:font-size="12pt"/>
    </style:style>
    <style:style style:name="P3" style:family="paragraph">
      <loext:graphic-properties draw:fill="solid" draw:fill-color="#ff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808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276cm" svg:height="2.276cm" svg:x="5.891cm" svg:y="13.4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3.828cm" svg:height="1.853cm" svg:x="9.791cm" svg:y="13.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3" draw:text-style-name="P3" draw:layer="layout" svg:width="2.793cm" svg:height="0.678cm" svg:x="14.891cm" svg:y="14.723cm" svg:viewBox="0 0 2794 679" draw:points="0,679 2093,679 2794,0 697,0">
            <text:p/>
          </draw:polygon>
          <draw:line draw:style-name="gr4" draw:text-style-name="P3" draw:layer="layout" svg:x1="14.891cm" svg:y1="15.398cm" svg:x2="16.289cm" svg:y2="13.351cm">
            <text:p/>
          </draw:line>
          <draw:line draw:style-name="gr4" draw:text-style-name="P3" draw:layer="layout" svg:x1="16.983cm" svg:y1="15.398cm" svg:x2="16.289cm" svg:y2="13.351cm">
            <text:p/>
          </draw:line>
          <draw:line draw:style-name="gr5" draw:text-style-name="P3" draw:layer="layout" svg:x1="15.588cm" svg:y1="14.719cm" svg:x2="16.289cm" svg:y2="13.351cm">
            <text:p/>
          </draw:line>
          <draw:line draw:style-name="gr4" draw:text-style-name="P3" draw:layer="layout" svg:x1="14.891cm" svg:y1="15.402cm" svg:x2="16.984cm" svg:y2="15.402cm">
            <text:p/>
          </draw:line>
          <draw:line draw:style-name="gr4" draw:text-style-name="P3" draw:layer="layout" svg:x1="16.984cm" svg:y1="15.402cm" svg:x2="17.685cm" svg:y2="14.723cm">
            <text:p/>
          </draw:line>
          <draw:line draw:style-name="gr6" draw:text-style-name="P3" draw:layer="layout" svg:x1="16.289cm" svg:y1="13.351cm" svg:x2="17.684cm" svg:y2="14.719cm">
            <text:p/>
          </draw:line>
          <draw:polygon draw:style-name="gr7" draw:text-style-name="P4" draw:layer="layout" svg:width="2.092cm" svg:height="2.046cm" svg:x="14.891cm" svg:y="13.351cm" svg:viewBox="0 0 2093 2047" draw:points="0,2047 2093,2047 1398,0">
            <text:p/>
          </draw:polygon>
          <draw:polygon draw:style-name="gr8" draw:text-style-name="P4" draw:layer="layout" svg:width="1.394cm" svg:height="2.046cm" svg:x="16.289cm" svg:y="13.351cm" svg:viewBox="0 0 1395 2047" draw:points="694,2047 1395,1368 0,0">
            <text:p/>
          </draw:polygon>
          <draw:line draw:style-name="gr4" draw:text-style-name="P3" draw:layer="layout" svg:x1="14.92cm" svg:y1="15.402cm" svg:x2="17.027cm" svg:y2="15.402cm">
            <text:p/>
          </draw:line>
          <draw:line draw:style-name="gr4" draw:text-style-name="P3" draw:layer="layout" svg:x1="17.69cm" svg:y1="14.733cm" svg:x2="17.007cm" svg:y2="15.40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Dashed_20__28_var_29__20_4936" draw:display-name="Dashed (var) 4936" draw:style="rect" draw:dots1="1" draw:dots1-length="0.016cm" draw:dots2="1" draw:dots2-length="0.016cm" draw:distance="0.016cm"/>
    <draw:stroke-dash draw:name="Dashed_20__28_var_29__20_4937" draw:display-name="Dashed (var) 4937" draw:style="rect" draw:dots1="1" draw:dots1-length="0.016cm" draw:dots2="1" draw:dots2-length="0.016cm" draw:distance="0.016cm"/>
    <draw:stroke-dash draw:name="Dashed_20__28_var_29__20_4963" draw:display-name="Dashed (var) 4963" draw:style="rect" draw:dots1="1" draw:dots1-length="0.006cm" draw:dots2="1" draw:dots2-length="0.006cm" draw:distance="0.006cm"/>
    <draw:stroke-dash draw:name="Dashed_20__28_var_29__20_4964" draw:display-name="Dashed (var) 4964" draw:style="rect" draw:dots1="1" draw:dots1-length="0.006cm" draw:dots2="1" draw:dots2-length="0.006cm" draw:distance="0.006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3:02.541382128</dc:date>
    <meta:editing-duration>PT5M58S</meta:editing-duration>
    <meta:editing-cycles>5</meta:editing-cycles>
    <meta:generator>LibreOffice/6.2.2.2$MacOSX_X86_64 LibreOffice_project/2b840030fec2aae0fd2658d8d4f9548af4e3518d</meta:generator>
    <meta:document-statistic meta:object-count="14"/>
  </office:meta>
</office:document-meta>
</file>